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800000" style:font-name="Arial" fo:font-size="19pt" fo:font-weight="bold" officeooo:rsid="0010d47f" officeooo:paragraph-rsid="0010d47f" style:font-size-asian="19pt" style:font-weight-asian="bold" style:font-size-complex="19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ff0000" style:font-name="Arial" fo:font-size="14pt" officeooo:rsid="0010d47f" officeooo:paragraph-rsid="0010d47f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color="#ff0000" style:font-name="Arial" fo:font-size="14pt" fo:font-style="normal" fo:font-weight="bold" officeooo:rsid="00182c3b" officeooo:paragraph-rsid="00182c3b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ff0000" style:font-name="Arial" fo:font-size="16pt" fo:font-style="normal" fo:font-weight="bold" officeooo:rsid="0012a82c" officeooo:paragraph-rsid="0012a82c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10d47f" officeooo:paragraph-rsid="0010d47f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12a82c" officeooo:paragraph-rsid="0012a82c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Arial" fo:font-size="12pt" fo:font-style="italic" fo:font-weight="normal" officeooo:rsid="0012a82c" officeooo:paragraph-rsid="0012a82c" style:font-size-asian="10.5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Arial" fo:font-size="12pt" fo:font-style="normal" fo:font-weight="normal" officeooo:rsid="0012a82c" officeooo:paragraph-rsid="0013b2ee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Arial" fo:font-size="12pt" fo:font-style="normal" fo:font-weight="normal" officeooo:rsid="0013b2ee" officeooo:paragraph-rsid="0013b2ee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font-name="Arial" fo:font-size="12pt" fo:font-style="normal" fo:font-weight="normal" officeooo:rsid="0014931a" officeooo:paragraph-rsid="0014931a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font-name="Arial" fo:font-size="12pt" fo:font-style="normal" fo:font-weight="normal" officeooo:rsid="00156d67" officeooo:paragraph-rsid="00156d67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font-name="Arial" fo:font-size="12pt" fo:font-style="normal" fo:font-weight="normal" officeooo:rsid="001722c8" officeooo:paragraph-rsid="001722c8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Arial" fo:font-size="12pt" fo:font-style="normal" fo:font-weight="normal" officeooo:rsid="00182c3b" officeooo:paragraph-rsid="00182c3b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Arial" fo:font-size="12pt" officeooo:rsid="00182c3b" officeooo:paragraph-rsid="00182c3b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color="#000000" style:font-name="Arial" fo:font-size="12pt" officeooo:rsid="0018dd24" officeooo:paragraph-rsid="0018dd24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fo:color="#000000" style:font-name="Arial" fo:font-size="12pt" officeooo:rsid="001c66fa" officeooo:paragraph-rsid="001c66fa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fo:color="#000000" style:font-name="Arial" fo:font-size="16pt" fo:font-style="normal" fo:font-weight="normal" officeooo:rsid="0012a82c" officeooo:paragraph-rsid="0012a82c" style:font-size-asian="16pt" style:font-style-asian="normal" style:font-weight-asian="normal" style:font-size-complex="16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Arial" fo:font-size="16pt" fo:font-style="normal" fo:font-weight="normal" officeooo:rsid="0013b2ee" officeooo:paragraph-rsid="0013b2ee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ff" style:font-name="Arial" fo:font-size="14pt" fo:font-style="normal" fo:font-weight="normal" officeooo:rsid="0012a82c" officeooo:paragraph-rsid="0012a82c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ff" style:font-name="Arial" fo:font-size="14pt" fo:font-style="normal" fo:font-weight="normal" officeooo:rsid="0013b2ee" officeooo:paragraph-rsid="0013b2ee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ff" style:font-name="Arial" fo:font-size="14pt" fo:font-style="normal" fo:font-weight="normal" officeooo:rsid="0014931a" officeooo:paragraph-rsid="0014931a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ff" style:font-name="Arial" fo:font-size="14pt" fo:font-style="normal" fo:font-weight="normal" officeooo:rsid="00156d67" officeooo:paragraph-rsid="00156d67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ff" style:font-name="Arial" fo:font-size="14pt" fo:font-style="normal" fo:font-weight="normal" officeooo:rsid="00182c3b" officeooo:paragraph-rsid="00182c3b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ff" style:font-name="Arial" fo:font-size="14pt" officeooo:rsid="001c66fa" officeooo:paragraph-rsid="001c66fa" style:font-size-asian="14pt" style:font-size-complex="14pt"/>
    </style:style>
    <style:style style:name="P25" style:family="paragraph" style:parent-style-name="Standard">
      <style:paragraph-properties fo:text-align="start" style:justify-single-word="false"/>
      <style:text-properties fo:color="#ff7f00" style:font-name="Arial" fo:font-size="12pt" officeooo:rsid="00182c3b" officeooo:paragraph-rsid="00182c3b" style:font-size-asian="10.5pt" style:font-size-complex="12pt"/>
    </style:style>
    <style:style style:name="P26" style:family="paragraph" style:parent-style-name="Standard">
      <style:paragraph-properties fo:text-align="start" style:justify-single-word="false"/>
      <style:text-properties fo:color="#ff7f00" style:font-name="Arial" fo:font-size="12pt" officeooo:rsid="0018dd24" officeooo:paragraph-rsid="0018dd24" style:font-size-asian="10.5pt" style:font-size-complex="12pt"/>
    </style:style>
    <style:style style:name="T1" style:family="text">
      <style:text-properties officeooo:rsid="0012a82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13b2ee"/>
    </style:style>
    <style:style style:name="T5" style:family="text">
      <style:text-properties style:text-position="super 58%"/>
    </style:style>
    <style:style style:name="T6" style:family="text">
      <style:text-properties style:text-position="0% 100%"/>
    </style:style>
    <style:style style:name="T7" style:family="text">
      <style:text-properties officeooo:rsid="0018dd2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a France de Clovis à Louis XI- 481-1483</text:p>
      <text:p text:style-name="P2">L1 histoire médiéval S2 : groupe</text:p>
      <text:p text:style-name="P2"/>
      <text:p text:style-name="P1">La Gaule mérovingienne et la construction du royaume des Francs V-VIIIe </text:p>
      <text:p text:style-name="P1"/>
      <text:p text:style-name="P5">Introduction : </text:p>
      <text:p text:style-name="P5">Elite gallo-romaine </text:p>
      <text:p text:style-name="P5">Les barbares : <text:span text:style-name="T1">en clans ou tribus diriger par des rois, statue particulière → fédéraux (peuple germanique)</text:span></text:p>
      <text:p text:style-name="P6"><text:span text:style-name="T2">Fisc</text:span> : terres publiques + les revenus associés à leur exploitation public qui appartiennent à l’État et doivent les défendre. </text:p>
      <text:p text:style-name="P6">Foedus-fédéré </text:p>
      <text:p text:style-name="P6">Des Gaulois </text:p>
      <text:p text:style-name="P6"/>
      <text:p text:style-name="P6"><text:span text:style-name="T3">Peuples Germaniques :</text:span> Les Francs</text:p>
      <text:p text:style-name="P6">Romulus 476 Odoacre (roi des Ostrogoths) : il n’y a plus d’empereur romain, reprennent la Gaules et ses pouvoirs</text:p>
      <text:p text:style-name="P6">-Francs Saliens</text:p>
      <text:p text:style-name="P6">-Francs rhénans ou ripuaires </text:p>
      <text:p text:style-name="P6">Clovis 481 , devient roi des francs saliens vers 480 82 </text:p>
      <text:p text:style-name="P6">Mérovingienne : jusqu’à 754 par Pépin le Bref fin mérovingien </text:p>
      <text:p text:style-name="P6"/>
      <text:p text:style-name="P7">Gaule romaine à francs puissance dominante en Europe : culture germanique + romaine + francs (païens) devenu chrétiens (baptême de Clovis)</text:p>
      <text:p text:style-name="P7"/>
      <text:p text:style-name="P4">I. La naissance du royaume de Francs (regnum francorum)</text:p>
      <text:p text:style-name="P17"/>
      <text:p text:style-name="P19">A) Les conquêtes militaires de Clovis </text:p>
      <text:p text:style-name="P19"/>
      <text:p text:style-name="P8">Clovis : par évêque Grégoire de Tours : <text:span text:style-name="T4">peu de sources </text:span></text:p>
      <text:p text:style-name="P8"><text:span text:style-name="T4">- </text:span>Clovis 466 511 pas roi mais dirige , appartient à la famille des mérovingiens, </text:p>
      <text:p text:style-name="P9">- fils de Childéric 1<text:span text:style-name="T5">er</text:span> (mort 481)</text:p>
      <text:p text:style-name="P9">- Mérovée</text:p>
      <text:p text:style-name="P9">- construction royaume des Francs : par la guerre et la ruse</text:p>
      <text:p text:style-name="P9">→ guerre par Sud de la Loire : contre Syagrius 486/ vase de Soisson</text:p>
      <text:p text:style-name="P9">→ A l’Est contre : les Thuringiens &amp; lesAlamans/victoire de Tobliac (actuelle Zulpich) en <text:span text:style-name="T2">496</text:span></text:p>
      <text:p text:style-name="P9">→ Au sud contre les wisigoths/bataille de Vouillé en 507 contre Alaric II</text:p>
      <text:p text:style-name="P9">= étend la domination des Francs, agrandissement de son territoire 480 à 511</text:p>
      <text:p text:style-name="P9">Ruse : devenir chef de tout les Francs = Francs Rhénans (Roi Sigebert le Boiteux) en </text:p>
      <text:p text:style-name="P9">508 09 CLOVIS ROI DE TOUT LES FRANCS </text:p>
      <text:p text:style-name="P17"/>
      <text:p text:style-name="P20">B) Clovis et le renforcement de l’autorité royal</text:p>
      <text:p text:style-name="P18"/>
      <text:p text:style-name="P9">Rassure élite gauloise en conservant les rituel cérémonial de Tours 508, il est aidé par l’empereur d’orient, à se faire un peu romain. Revient à ce moment de sa bataille contre les wisigoth. Reçoit une lettre <text:span text:style-name="T2">par Anastase (empereur d’orient) </text:span>et lui envoi des<text:span text:style-name="T2"> </text:span><text:soft-page-break/><text:span text:style-name="T2">insignes consulaire à Tours 507 08 <text:s/>comme la Chlamyde, tunique pourpre, diadème, et jette pièces aux spectateurs dans la tradition de s’empire romain.</text:span> Il les met pour que le peuple les rassure et que l’autorité soit respecté, donne une impression de continuité avec les romains.</text:p>
      <text:p text:style-name="P10">Tradition chrétienne : au niveau royal</text:p>
      <text:p text:style-name="P10">- <text:span text:style-name="T2">baptême un 25 décembre</text:span> entre le 498 99 ou 506 11 influence de Clotilde</text:p>
      <text:p text:style-name="P10">- se fait amis des évêques (catholique) </text:p>
      <text:p text:style-name="P10">- arianisme = ne reconnaît pas la doucbe nature humaine et divine de Jésus</text:p>
      <text:p text:style-name="P9"/>
      <text:p text:style-name="P21">C) L’oeuvre des fils et petits fils de Clovis</text:p>
      <text:p text:style-name="P10"/>
      <text:p text:style-name="P10">partage du royaume entre les ‘4 fils : 511</text:p>
      <text:p text:style-name="P10">- Thierry 1<text:span text:style-name="T5">er </text:span>: royaume de reims</text:p>
      <text:p text:style-name="P10">- Clodomir royaume d’orléans</text:p>
      <text:p text:style-name="P11">- Childebert 1<text:span text:style-name="T5">er</text:span> royaume de Paris</text:p>
      <text:p text:style-name="P11">-Clotaire 1<text:span text:style-name="T5">er</text:span> royaume de Soissons </text:p>
      <text:p text:style-name="P11"/>
      <text:p text:style-name="P11">Autorité royal : sur les populations pas territorial = 4rois des Francs. </text:p>
      <text:p text:style-name="P11">Fonction royal/territoire : plus tard </text:p>
      <text:p text:style-name="P11"/>
      <text:p text:style-name="P11">Les 4 fils gouvernent ensemble, conquête militaire de Burgonde 523</text:p>
      <text:p text:style-name="P11">Royaume de Burgonde : la provence mais pas la Septimanie , la bretagne ni la Vasconie </text:p>
      <text:p text:style-name="P11"/>
      <text:p text:style-name="P11">- 561 : partage des 4 fils de Clotaire (petit fils de Clovis) :</text:p>
      <text:p text:style-name="P11">→ Charibert Ier royaume de Paris 567</text:p>
      <text:p text:style-name="P11">→ Gontran 594 royaume Orléans </text:p>
      <text:p text:style-name="P11">→ Sigebert Ier 575 <text:s/>royaume de Reims </text:p>
      <text:p text:style-name="P11">→ Chilpéric Ier royaume des Soissons 584</text:p>
      <text:p text:style-name="P11"/>
      <text:p text:style-name="P11">Neustrie Austrasie et Bourgogne </text:p>
      <text:p text:style-name="P11"/>
      <text:p text:style-name="P22">D) L’unité du royaume et guerres civiles</text:p>
      <text:p text:style-name="P22"/>
      <text:p text:style-name="P11">Aquitaine pas un royaume mes appartient aux 3 royaumes</text:p>
      <text:p text:style-name="P11">Pas de rois indépendants </text:p>
      <text:p text:style-name="P11">Un royaume unique des Francs mais trois regna = sous 3 sous-royaumes ou sous-divisions : 1 seule titre de rois des francs et se le partagent </text:p>
      <text:p text:style-name="P11">- plusieurs frères mais fonctionnant comme un seul roi </text:p>
      <text:p text:style-name="P11">Royauté où le roi exerce une autorité sur les hommes puis sur le territoire = roi chef des populations. </text:p>
      <text:p text:style-name="P12">Unité du royaume : sur la famille = bonne entente sinon compliqué </text:p>
      <text:p text:style-name="P12">→ engendre guerres civiles : 561 613 : connaît par récit de Tours et Frédégaire = massacre familles = année nourrit par <text:span text:style-name="T2">faide royal (guerre privé de vengeance tue un des miens je tue un des tiens)</text:span> GUERRE FAMILIALE </text:p>
      <text:p text:style-name="P12">-Galswinthe 570n : femme du roi de Neustrie : elle est assassinée </text:p>
      <text:p text:style-name="P12">-Brunehaut sa sœur, femme du roi d’Austrasie : vengeance de sa sœur contre son beau-frère : elle est trahi par son propre camps, livrer à Clotaire II = plus de peine de mort → wergeld, la fait exécutée la souille, la fait attache par les chevaux plus bras jambes = décapité = écartèlement : Supplice de Brunehaut. </text:p>
      <text:p text:style-name="P13">Clotaire II : gagne </text:p>
      <text:p text:style-name="P13"/>
      <text:p text:style-name="P13"/>
      <text:p text:style-name="P3"><text:soft-page-break/>II.De la royauté réunifiée à l’ascension des Pippinides 614 714</text:p>
      <text:p text:style-name="P3"/>
      <text:p text:style-name="P23">A) L’apogée de la royauté mérovingienne : Clotaire II 584 629 et Dagobert Ier 614 639 : chanson pour se moquer de la royauté </text:p>
      <text:p text:style-name="P6"/>
      <text:p text:style-name="P25">1) Faire l’unanimité politique :</text:p>
      <text:p text:style-name="P25"/>
      <text:p text:style-name="P14">Clotaire II unanimité politique : réuni oct à pari à la basilique des Saints Appotres : il y a des gens important enterrer : Clovis &amp; Clotilde. Fait venir <text:span text:style-name="T2">des évêques à l’assemblée 614</text:span> = sort un texte de 17 canons qui fait que Clotaire II et les évêques s’entendent sur l’église dans le royaumes + réuni les trois ragnard = avec <text:span text:style-name="T2">l’Edit de Paris </text:span>(18 oct 614) : texte de lois + pacte où le roi s’engage à respecter les privilèges de l’aristocratie + évêque élue par le peuple (par les familles riches) mais consacré avec le consentement du roi = échanges <text:span text:style-name="T7">= fonde stabilité politique </text:span></text:p>
      <text:p text:style-name="P15">Gouverne paix : si respecte autonomies régionales </text:p>
      <text:p text:style-name="P15"/>
      <text:p text:style-name="P26">2) Respecter les autonomies régionales :</text:p>
      <text:p text:style-name="P26"/>
      <text:p text:style-name="P15">Paris-capital de la Neustrie </text:p>
      <text:p text:style-name="P15">Metz – capital de l’Austrasie </text:p>
      <text:p text:style-name="P15">Chalon-sur-Saône capital du royaume de Bourgogne </text:p>
      <text:p text:style-name="P15"/>
      <text:p text:style-name="P15">Prédominance : Austrasie → noblesse pas confondu avec Neustrie </text:p>
      <text:p text:style-name="P15"/>
      <text:p text:style-name="P15">Pépin Ier l’ancien + Arnoul évêque de Metz accompagnent le jeune Dagobert gouverne l’Austrasie </text:p>
      <text:p text:style-name="P15">629 : seul gouverin, gouverne avec autonomie régional, ramène Pépin l’ancien </text:p>
      <text:p text:style-name="P15">Dagobert : comme un souverain chrétiens, reproche de donner bcp de terres à l’Église </text:p>
      <text:p text:style-name="P15"/>
      <text:p text:style-name="P16">Des rois mérovingiens </text:p>
      <text:p text:style-name="P16"/>
      <text:p text:style-name="P24">B) La montée en puissances des aristocrates </text:p>
      <text:p text:style-name="P16">Qui sont-ils ? </text:p>
      <text:p text:style-name="P16">Pourquoi sont-ils de plus en plus puissants à partir du VIIe siècles ? </text:p>
      <text:p text:style-name="P16">Domaines fonciers </text:p>
      <text:p text:style-name="P16">Villae 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5T10:29:39.907000000</meta:creation-date>
    <meta:generator>LibreOffice/5.3.7.2$Windows_X86_64 LibreOffice_project/6b8ed514a9f8b44d37a1b96673cbbdd077e24059</meta:generator>
    <dc:date>2018-01-15T12:15:57.354000000</dc:date>
    <meta:editing-duration>PT11M35S</meta:editing-duration>
    <meta:editing-cycles>2</meta:editing-cycles>
    <meta:document-statistic meta:table-count="0" meta:image-count="0" meta:object-count="0" meta:page-count="3" meta:paragraph-count="81" meta:word-count="996" meta:character-count="5764" meta:non-whitespace-character-count="4799"/>
  </office:meta>
</office:document-meta>
</file>